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99b"/>
    </style:style>
    <style:style style:name="P2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0999b" officeooo:paragraph-rsid="0010999b"/>
    </style:style>
    <style:style style:name="P3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21e5e" officeooo:paragraph-rsid="00121e5e"/>
    </style:style>
    <style:style style:name="T1" style:family="text">
      <style:text-properties officeooo:rsid="0010999b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даравствуйте </text:span><text:span text:style-name="T2">Широков Владимир Владимирович!</text:span></text:p>
      <text:p text:style-name="P2">Как можно обойти блокировки передачи и приема в очередях, если запрещено устанавливать флаг O_NONBLOCK?</text:p>
      <text:p text:style-name="P3">Что бы обойти блокировки передачи и према в очередях мы можем использовать 2 функция: </text:p>
      <text:p text:style-name="P3">- mq_timedsend для передачи </text:p>
      <text:p text:style-name="P3"/>
      <text:p text:style-name="P3">пример:</text:p>
      <text:p text:style-name="P3">struct timespec ts;</text:p>
      <text:p text:style-name="P3">ts.tv_sec +=1;</text:p>
      <text:p text:style-name="P3">clock_gettime(CLOCK_REALTIME,&amp;ts);</text:p>
      <text:p text:style-name="P3">mq_timedsend(mqid,buffer,strlen(buffer),0, &amp;ts)</text:p>
      <text:p text:style-name="P3"/>
      <text:p text:style-name="P3">- mq_timedreceive для приема</text:p>
      <text:p text:style-name="P3">mq_timedreceive(mqid,buffer,SIZE,0,&amp;ts)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2:25:58.527993706</meta:creation-date>
    <dc:date>2021-03-19T23:47:18.822373560</dc:date>
    <meta:editing-duration>PT24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50" meta:character-count="450" meta:non-whitespace-character-count="409"/>
  </office:meta>
</office:document-meta>
</file>